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56db" officeooo:paragraph-rsid="000fa671"/>
    </style:style>
    <style:style style:name="P2" style:family="paragraph" style:parent-style-name="Standard">
      <style:text-properties style:font-name="Arial" officeooo:rsid="001d56db" officeooo:paragraph-rsid="00256bb1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ca5d0" officeooo:paragraph-rsid="000fa671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officeooo:rsid="001ca5d0" officeooo:paragraph-rsid="000fa67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7.5pt" officeooo:rsid="0021e005" officeooo:paragraph-rsid="000fa671" style:font-size-asian="7.5pt" style:font-size-complex="7.5pt"/>
    </style:style>
    <style:style style:name="P6" style:family="paragraph" style:parent-style-name="Standard">
      <style:paragraph-properties fo:text-align="start" style:justify-single-word="false"/>
      <style:text-properties style:font-name="Arial" fo:font-size="7.5pt" officeooo:rsid="001ca5d0" officeooo:paragraph-rsid="000fa671" style:font-size-asian="7.5pt" style:font-size-complex="7.5pt"/>
    </style:style>
    <style:style style:name="P7" style:family="paragraph" style:parent-style-name="Standard">
      <style:paragraph-properties fo:text-align="start" style:justify-single-word="false"/>
      <style:text-properties style:font-name="Arial" fo:font-size="7.5pt" officeooo:rsid="00246023" officeooo:paragraph-rsid="000fa671" style:font-size-asian="7.5pt" style:font-size-complex="7.5pt"/>
    </style:style>
    <style:style style:name="P8" style:family="paragraph" style:parent-style-name="Standard">
      <style:text-properties style:font-name="Arial" officeooo:rsid="001ca5d0" officeooo:paragraph-rsid="000fa671"/>
    </style:style>
    <style:style style:name="P9" style:family="paragraph" style:parent-style-name="Standard">
      <style:text-properties style:font-name="Arial" officeooo:rsid="00115e2d" officeooo:paragraph-rsid="00115e2d"/>
    </style:style>
    <style:style style:name="P10" style:family="paragraph" style:parent-style-name="Standard">
      <style:text-properties style:font-name="Arial" officeooo:rsid="00115e2d" officeooo:paragraph-rsid="00200bd1"/>
    </style:style>
    <style:style style:name="P11" style:family="paragraph" style:parent-style-name="Standard">
      <style:text-properties style:font-name="Arial" officeooo:rsid="00115e2d" officeooo:paragraph-rsid="000fa671"/>
    </style:style>
    <style:style style:name="P12" style:family="paragraph" style:parent-style-name="Standard">
      <style:text-properties style:font-name="Arial" officeooo:rsid="001f1d1d" officeooo:paragraph-rsid="00115e2d"/>
    </style:style>
    <style:style style:name="P13" style:family="paragraph" style:parent-style-name="Standard">
      <style:text-properties style:font-name="Arial" officeooo:rsid="003865d7" officeooo:paragraph-rsid="00115e2d"/>
    </style:style>
    <style:style style:name="P14" style:family="paragraph" style:parent-style-name="Standard">
      <style:text-properties style:font-name="Arial" officeooo:rsid="001827a3" officeooo:paragraph-rsid="001827a3"/>
    </style:style>
    <style:style style:name="P15" style:family="paragraph" style:parent-style-name="Standard">
      <style:text-properties style:font-name="Arial" fo:font-size="12pt" officeooo:rsid="001d56db" officeooo:paragraph-rsid="000fa671" style:font-size-asian="12pt" style:font-size-complex="12pt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officeooo:rsid="0023970c" officeooo:paragraph-rsid="000fa671"/>
    </style:style>
    <style:style style:name="P17" style:family="paragraph" style:parent-style-name="Standard">
      <style:text-properties style:font-name="Arial" officeooo:rsid="0028cddb" officeooo:paragraph-rsid="0028cddb"/>
    </style:style>
    <style:style style:name="P18" style:family="paragraph" style:parent-style-name="Standard">
      <style:text-properties style:font-name="Arial" officeooo:rsid="0023970c" officeooo:paragraph-rsid="001a7d21"/>
    </style:style>
    <style:style style:name="P19" style:family="paragraph" style:parent-style-name="Standard">
      <style:text-properties style:font-name="Arial" officeooo:rsid="0023970c" officeooo:paragraph-rsid="0023970c"/>
    </style:style>
    <style:style style:name="P20" style:family="paragraph" style:parent-style-name="Standard">
      <style:text-properties style:font-name="Arial" officeooo:rsid="001827a3" officeooo:paragraph-rsid="0023970c"/>
    </style:style>
    <style:style style:name="P21" style:family="paragraph" style:parent-style-name="Standard">
      <style:text-properties style:font-name="Arial" officeooo:rsid="003865d7" officeooo:paragraph-rsid="00115e2d"/>
    </style:style>
    <style:style style:name="P22" style:family="paragraph" style:parent-style-name="Standard">
      <style:text-properties style:font-name="Arial" officeooo:rsid="002a43a4" officeooo:paragraph-rsid="002a43a4"/>
    </style:style>
    <style:style style:name="P23" style:family="paragraph" style:parent-style-name="Standard">
      <style:text-properties style:font-name="Arial" officeooo:rsid="002b1fda" officeooo:paragraph-rsid="002b1fda"/>
    </style:style>
    <style:style style:name="P24" style:family="paragraph" style:parent-style-name="Standard">
      <style:text-properties style:font-name="Arial" officeooo:rsid="002b1fda" officeooo:paragraph-rsid="002ca556"/>
    </style:style>
    <style:style style:name="P25" style:family="paragraph" style:parent-style-name="Standard">
      <style:text-properties style:font-name="Arial" officeooo:rsid="002ca556" officeooo:paragraph-rsid="002ca556"/>
    </style:style>
    <style:style style:name="P26" style:family="paragraph">
      <loext:graphic-properties draw:fill="solid" draw:fill-color="#ffffff" draw:opacity="0%"/>
    </style:style>
    <style:style style:name="T1" style:family="text">
      <style:text-properties officeooo:rsid="0036eb12"/>
    </style:style>
    <style:style style:name="T2" style:family="text">
      <style:text-properties officeooo:rsid="00246023"/>
    </style:style>
    <style:style style:name="T3" style:family="text">
      <style:text-properties officeooo:rsid="002d74e8"/>
    </style:style>
    <style:style style:name="T4" style:family="text">
      <style:text-properties officeooo:rsid="0028d4cb"/>
    </style:style>
    <style:style style:name="T5" style:family="text">
      <style:text-properties officeooo:rsid="0021e005"/>
    </style:style>
    <style:style style:name="T6" style:family="text">
      <style:text-properties officeooo:rsid="001d56db"/>
    </style:style>
    <style:style style:name="T7" style:family="text">
      <style:text-properties officeooo:rsid="001a46c2"/>
    </style:style>
    <style:style style:name="T8" style:family="text">
      <style:text-properties officeooo:rsid="001a7d21"/>
    </style:style>
    <style:style style:name="T9" style:family="text">
      <style:text-properties fo:font-size="9pt" officeooo:rsid="00256bb1" style:font-size-asian="7.84999990463257pt" style:font-size-complex="9pt"/>
    </style:style>
    <style:style style:name="T10" style:family="text">
      <style:text-properties fo:font-size="9pt" officeooo:rsid="0025ee3f" style:font-size-asian="7.84999990463257pt" style:font-size-complex="9pt"/>
    </style:style>
    <style:style style:name="T11" style:family="text">
      <style:text-properties officeooo:rsid="00256bb1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56bb1" style:font-size-asian="12pt" style:font-size-complex="12pt"/>
    </style:style>
    <style:style style:name="T14" style:family="text">
      <style:text-properties fo:font-size="12pt" officeooo:rsid="00267704" style:font-size-asian="12pt" style:font-size-complex="12pt"/>
    </style:style>
    <style:style style:name="T15" style:family="text">
      <style:text-properties officeooo:rsid="0028cddb"/>
    </style:style>
    <style:style style:name="T16" style:family="text">
      <style:text-properties style:text-position="super 58%"/>
    </style:style>
    <style:style style:name="gr1" style:family="graphic">
      <style:graphic-properties svg:stroke-width="0.0201in" svg:stroke-color="#000000" draw:marker-start-width="0.2in" draw:marker-end-width="0.2in" draw:fill="solid" draw:fill-color="#ffffff" draw:opacity="0%" draw:textarea-horizontal-align="justify" draw:textarea-vertical-align="middle" draw:auto-grow-height="false" fo:min-height="0.2055in" fo:min-width="1.8839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2in" draw:marker-end-width="0.2in" draw:fill="solid" draw:fill-color="#ffffff" draw:opacity="0%" draw:textarea-horizontal-align="justify" draw:textarea-vertical-align="middle" draw:auto-grow-height="false" fo:min-height="1.4598in" fo:min-width="2.9516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2020 Spring </text:span>CPSC 240 <text:span text:style-name="T7">Quiz 3</text:span></text:p>
      <text:p text:style-name="P4">20<text:span text:style-name="T7">20-February</text:span>-<text:span text:style-name="T11">27 </text:span>at 1<text:span text:style-name="T11">2</text:span>:<text:span text:style-name="T2">0</text:span>0m</text:p>
      <text:p text:style-name="P5">Open <text:span text:style-name="T3">personal </text:span>notes are allowed. <text:s/><text:span text:style-name="T3">Shared notes are not allowed. <text:s/></text:span><text:s/>Electronic devices are not <text:span text:style-name="T4">allowed</text:span>.</text:p>
      <text:p text:style-name="P6"><text:span text:style-name="T5">This quiz </text:span>cannot <text:span text:style-name="T6">be completed</text:span> at another time</text:p>
      <text:p text:style-name="P7">If you write the word “blank” in the space for an answer you will automatically receive 2<text:span text:style-name="T1">5</text:span>% of the credit of that question.</text:p>
      <text:p text:style-name="P8"/>
      <text:p text:style-name="P2">1<text:span text:style-name="T12">. <text:s/></text:span><text:span text:style-name="T13">Suppose <text:s text:c="2"/>“automobile <text:s/>resq <text:s/>40” <text:s/>is an array. <text:s text:c="2"/>Suppose r10 and r11 are indices of the array. <text:s/>That means both registers hold integers in the range: <text:s/>0≤r10&lt;40 and <text:s/>0≤r11&lt;40. <text:s/>Write a block of assembly statements that swap</text:span><text:span text:style-name="T14">s</text:span><text:span text:style-name="T13"> the elements of the array at r10 and r11 whenever the element at r10 is greater than the element at r11.</text:span><text:span text:style-name="T9"> <text:s/></text:span><text:span text:style-name="T10">[4 points]</text:span></text:p>
      <text:p text:style-name="P15"><draw:custom-shape text:anchor-type="paragraph" draw:z-index="1" draw:name="Shape2" draw:style-name="gr2" draw:text-style-name="P26" svg:width="2.9713in" svg:height="1.4795in" svg:x="0.9028in" svg:y="0.1484in"><text:p/><draw:enhanced-geometry svg:viewBox="0 0 21600 21600" draw:type="rectangle" draw:enhanced-path="M 0 0 L 21600 0 21600 21600 0 21600 0 0 Z N"/></draw:custom-shape></text:p>
      <text:p text:style-name="P17">Answer:<text:tab/>mov rbx, [automobile+8*r10]</text:p>
      <text:p text:style-name="P17"><text:tab/><text:tab/>mov rcx, [automobile+8*r11]</text:p>
      <text:p text:style-name="P17"><text:tab/><text:tab/>cmp rbx, rcx</text:p>
      <text:p text:style-name="P17"><text:tab/><text:tab/>jle done</text:p>
      <text:p text:style-name="P18"><text:tab/><text:tab/><text:tab/><text:span text:style-name="T15">mov [automobile+8*r10], rcx</text:span></text:p>
      <text:p text:style-name="P18"><text:tab/><text:tab/><text:tab/><text:span text:style-name="T15">mov [automobile+8*r11], rbx</text:span></text:p>
      <text:p text:style-name="P18"><text:tab/><text:tab/><text:span text:style-name="T15">done:</text:span></text:p>
      <text:p text:style-name="P19"/>
      <text:p text:style-name="P17"/>
      <text:p text:style-name="P20"/>
      <text:p text:style-name="P14">2. <text:s/><text:span text:style-name="T11">Explain what “cdqe” does.</text:span><text:span text:style-name="T9"> <text:s/></text:span><text:span text:style-name="T10">[3]</text:span></text:p>
      <text:p text:style-name="P16"/>
      <text:p text:style-name="P17">Technical answer: Bit #31 of rax is copied to all the bits of the upper half of rax. <text:s/>The lower half of rax (known as eax) remains unchanged.</text:p>
      <text:p text:style-name="P1"/>
      <text:p text:style-name="P17">Numeric answer: The upper half of rax is adjusted so that the integer in all of rax is numerically equal to the integer in the low half of rax.</text:p>
      <text:p text:style-name="P1"/>
      <text:p text:style-name="P17">Either one of the two descriptions above is worth full credit.</text:p>
      <text:p text:style-name="P11"/>
      <text:p text:style-name="P10"/>
      <text:p text:style-name="P10"/>
      <text:p text:style-name="P10"><text:span text:style-name="T8">3</text:span>. <text:s/><text:span text:style-name="T11">Convert this decimal number <text:s/>9.7890625 <text:s/>to IEEE754 format.</text:span><text:span text:style-name="T9"> <text:s/></text:span><text:span text:style-name="T10">[4]</text:span></text:p>
      <text:p text:style-name="P9"/>
      <text:p text:style-name="P22">Answer: <text:s/>First record that 9 = 1001.</text:p>
      <text:p text:style-name="P22">Multiply the fractional part repeatedly by 2:</text:p>
      <text:p text:style-name="P22">0.7890625 x 2 = 1.578125</text:p>
      <text:p text:style-name="P22">0.578125 <text:s/>x <text:s/>2 = 1.15625</text:p>
      <text:p text:style-name="P22">0.15625 <text:s text:c="3"/>x <text:s/>2 = 0.3125</text:p>
      <text:p text:style-name="P22">0.3125 <text:s text:c="5"/>x <text:s/>2 = 0.625</text:p>
      <text:p text:style-name="P22">0.625 <text:s text:c="7"/>x <text:s/>2 = 1.25</text:p>
      <text:p text:style-name="P22">0.25 <text:s text:c="9"/>x <text:s/>2 = 0.5</text:p>
      <text:p text:style-name="P22">0.5 <text:s text:c="11"/>x <text:s/>2 = 1.0 <text:s text:c="3"/>stop</text:p>
      <text:p text:style-name="P13"/>
      <text:p text:style-name="P23">Therefore, <text:s/><text:span text:style-name="T11">9.7890625 </text:span>= 1001.1100101 = 1.0011100101 x 2<text:span text:style-name="T16">3</text:span></text:p>
      <text:p text:style-name="P13"/>
      <text:p text:style-name="P24">Next add: 011 1111 1111 + 11 <text:s/>= <text:s/>100 0000 0010</text:p>
      <text:p text:style-name="P13"/>
      <text:p text:style-name="P25"><text:soft-page-break/>Next link the pieces into a single number:</text:p>
      <text:p text:style-name="P25"/>
      <text:p text:style-name="P25">Answer = 0 100 0000 0010 0011 1001 0100 0000 <text:s/>…. <text:s/>0000 <text:s text:c="3"/>where the dots are missing zeros. <text:s/>Finally, translate those bits to hex digits:</text:p>
      <text:p text:style-name="P25"/>
      <text:p text:style-name="P25"><draw:custom-shape text:anchor-type="paragraph" draw:z-index="0" draw:name="Shape1" draw:style-name="gr1" draw:text-style-name="P26" svg:width="1.8843in" svg:height="0.2059in" svg:x="0.7165in" svg:y="0.0083in"><text:p/><draw:enhanced-geometry svg:viewBox="0 0 21600 21600" draw:type="rectangle" draw:enhanced-path="M 0 0 L 21600 0 21600 21600 0 21600 0 0 Z N"/></draw:custom-shape>Answer = 0x4023 9400 0000 0000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Your signed name: ________________________________________________________</text:p>
      <text:p text:style-name="P12"/>
      <text:p text:style-name="P12">Your printed name: 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5:58:16.060704092</meta:creation-date>
    <dc:date>2020-03-02T14:14:56.559823124</dc:date>
    <meta:editing-duration>PT1H40M46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334" meta:character-count="1986" meta:non-whitespace-character-count="1594"/>
  </office:meta>
</office:document-meta>
</file>